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ny" style:master-page-name="MP0" style:family="paragraph">
      <style:paragraph-properties fo:break-before="page"/>
      <style:text-properties style:font-name="Calibri" fo:font-size="18pt" style:font-size-asian="18pt" style:font-size-complex="18pt"/>
    </style:style>
    <style:style style:name="P2" style:parent-style-name="Akapitzlistą" style:list-style-name="LFO1" style:family="paragraph">
      <style:text-properties style:font-name="Calibri" fo:font-size="12pt" style:font-size-asian="12pt" style:font-size-complex="12pt"/>
    </style:style>
    <style:style style:name="P3" style:parent-style-name="Normalny" style:family="paragraph">
      <style:paragraph-properties fo:margin-left="0.25in">
        <style:tab-stops/>
      </style:paragraph-properties>
    </style:style>
    <style:style style:name="T4" style:parent-style-name="Domyślnaczcionkaakapitu" style:family="text">
      <style:text-properties style:font-name="Calibri" fo:font-size="12pt" style:font-size-asian="12pt" style:font-size-complex="12pt"/>
    </style:style>
    <style:style style:name="T5" style:parent-style-name="Domyślnaczcionkaakapitu" style:family="text">
      <style:text-properties style:font-name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Domyślnaczcionkaakapitu" style:family="text">
      <style:text-properties style:font-name="Calibri" fo:font-size="12pt" style:font-size-asian="12pt" style:font-size-complex="12pt"/>
    </style:style>
    <style:style style:name="T7" style:parent-style-name="Domyślnaczcionkaakapitu" style:family="text">
      <style:text-properties style:font-name="Calibri" fo:font-size="12pt" style:font-size-asian="12pt" style:font-size-complex="12pt"/>
    </style:style>
    <style:style style:name="T8" style:parent-style-name="Domyślnaczcionkaakapitu" style:family="text">
      <style:text-properties style:font-name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Domyślnaczcionkaakapitu" style:family="text">
      <style:text-properties style:font-name="Calibri" fo:font-size="12pt" style:font-size-asian="12pt" style:font-size-complex="12pt"/>
    </style:style>
    <style:style style:name="P10" style:parent-style-name="Normalny" style:family="paragraph">
      <style:paragraph-properties fo:margin-left="0.25in">
        <style:tab-stops/>
      </style:paragraph-properties>
      <style:text-properties style:font-name="Calibri" fo:font-size="12pt" style:font-size-asian="12pt" style:font-size-complex="12pt"/>
    </style:style>
    <style:style style:name="P11" style:parent-style-name="Normalny" style:family="paragraph">
      <style:paragraph-properties fo:margin-left="0.25in">
        <style:tab-stops/>
      </style:paragraph-properties>
      <style:text-properties style:font-name="Calibri" fo:font-size="12pt" style:font-size-asian="12pt" style:font-size-complex="12pt"/>
    </style:style>
    <style:style style:name="P12" style:parent-style-name="Normalny" style:family="paragraph">
      <style:paragraph-properties fo:margin-left="0.25in">
        <style:tab-stops/>
      </style:paragraph-properties>
      <style:text-properties style:font-name="Calibri" fo:font-size="12pt" style:font-size-asian="12pt" style:font-size-complex="12pt"/>
    </style:style>
    <style:style style:name="P13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4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5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6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7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8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9" style:parent-style-name="Normalny" style:family="paragraph">
      <style:paragraph-properties fo:margin-left="0.25in">
        <style:tab-stops/>
      </style:paragraph-properties>
    </style:style>
    <style:style style:name="T20" style:parent-style-name="Domyślnaczcionkaakapitu" style:family="text">
      <style:text-properties fo:font-size="12pt" style:font-size-asian="12pt" style:font-size-complex="12pt"/>
    </style:style>
    <style:style style:name="T21" style:parent-style-name="Domyślnaczcionkaakapitu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2" style:parent-style-name="Domyślnaczcionkaakapitu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Domyślnaczcionkaakapitu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Domyślnaczcionkaakapitu" style:family="text">
      <style:text-properties fo:font-size="12pt" style:font-size-asian="12pt" style:font-size-complex="12pt"/>
    </style:style>
    <style:style style:name="P25" style:parent-style-name="Normalny" style:family="paragraph">
      <style:paragraph-properties fo:margin-left="0.25in">
        <style:tab-stops/>
      </style:paragraph-properties>
    </style:style>
    <style:style style:name="T26" style:parent-style-name="Domyślnaczcionkaakapitu" style:family="text">
      <style:text-properties fo:font-size="12pt" style:font-size-asian="12pt" style:font-size-complex="12pt"/>
    </style:style>
    <style:style style:name="T27" style:parent-style-name="Domyślnaczcionkaakapitu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Domyślnaczcionkaakapitu" style:family="text">
      <style:text-properties fo:font-size="12pt" style:font-size-asian="12pt" style:font-size-complex="12pt"/>
    </style:style>
    <style:style style:name="P29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0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1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2" style:parent-style-name="Normalny" style:family="paragraph">
      <style:paragraph-properties fo:margin-left="0.25in">
        <style:tab-stops/>
      </style:paragraph-properties>
    </style:style>
    <style:style style:name="T33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Agenci zarządzający</text:p>
      <text:list text:style-name="LFO1" text:continue-numbering="true">
        <text:list-item>
          <text:p text:style-name="P2">Co to jest agent, co robi agent?</text:p>
        </text:list-item>
      </text:list>
      <text:p text:style-name="P3"><text:span text:style-name="T4">Agent to autonomiczny<text:s/></text:span><text:span text:style-name="T5">proces/ wątek</text:span><text:span text:style-name="T6"><text:s/>(?) zarządzający przydzielonymi przez serwer procesami. Agent zarządzający może: załadować kod<text:s/></text:span><text:span text:style-name="T7">nowego procesu, usunąć kod procesu, uruchomić/zatrzymać/wznowić/zabić dany proces zgodnie z harmonogramem,<text:s/></text:span><text:span text:style-name="T8">wznowić proces nie raportujący swej żywotności</text:span><text:span text:style-name="T9"><text:s/>(?), podać dane statystyczne serwerowi.</text:span></text:p>
      <text:p text:style-name="P10">Agent komunikuje się z serwerem (protokołem działającym na IPv6 i IPv4) wykorzystując mechanizm gniazd sieciowych.</text:p>
      <text:p text:style-name="P11">2.Zasady komunikacji z serwerem.</text:p>
      <text:p text:style-name="P12">Agent zestawia połączenie z serwerem, następnie<text:s/>stale oczekuje na komunikaty<text:s/>wysyłane przez<text:s/>serwer. Wykonuje<text:s/>odpowiednie<text:s/>polecenie oraz<text:s/>wysyła odpowiedź (odpowiedzi zdefiniowane w pliku z koncepcją serwera są dobre)<text:s/>zawierającą status wykonania zadania oraz dodatkowe, potrzebne w danym przypadku informacje, np. raport z zakończenia wykonywanego procesu powinien zawierać jego PID oraz zwracane wartości.</text:p>
      <text:p text:style-name="P13">3.Zarzadzanie procesami.</text:p>
      <text:p text:style-name="P14">Agent ma zdefiniowane rodzaje działań, które będą wykonywane po otrzymaniu oraz odczytaniu odpowiedniego komunikatu z serwera.<text:s/></text:p>
      <text:p text:style-name="P15">Na razie mało tu konkretnych informacji, opisze to dokładnie<text:s/>po konsultacjach,<text:s/>kiedy będę wiedział jak dokładnie ma działać agent.</text:p>
      <text:p text:style-name="P16"/>
      <text:p text:style-name="P17">Pytania:</text:p>
      <text:p text:style-name="P18">Agent jest pojedynczym wątkiem czy procesem?</text:p>
      <text:p text:style-name="P19"><text:span text:style-name="T20">Co dokładnie oznacza<text:s/></text:span><text:span text:style-name="T21">załadowanie/<text:s/></text:span><text:span text:style-name="T22">usunięcie</text:span><text:span text:style-name="T23"><text:s/>kodu procesu</text:span><text:span text:style-name="T24">?<text:s/></text:span></text:p>
      <text:p text:style-name="P25"><text:span text:style-name="T26">„Proces nie raportujący swej<text:s/></text:span><text:span text:style-name="T27">żywotności”</text:span><text:span text:style-name="T28"><text:s/>– co to jest?</text:span></text:p>
      <text:p text:style-name="P29"/>
      <text:p text:style-name="P30"/>
      <text:p text:style-name="P31"/>
      <text:p text:style-name="P32"><text:span text:style-name="T3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yk</meta:initial-creator>
    <dc:creator>eryk</dc:creator>
    <meta:creation-date>2015-11-11T23:24:00Z</meta:creation-date>
    <dc:date>2015-11-12T22:56:00Z</dc:date>
    <meta:template xlink:href="Normal.dotm" xlink:type="simple"/>
    <meta:editing-cycles>5</meta:editing-cycles>
    <meta:editing-duration>PT10260S</meta:editing-duration>
    <meta:document-statistic meta:page-count="1" meta:paragraph-count="2" meta:word-count="198" meta:character-count="1388" meta:row-count="9" meta:non-whitespace-character-count="1192"/>
  </office:meta>
</office:document-meta>
</file>